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76260BE237A2FD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49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476260BE237A2FD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trahi arrêté</text:span></text:p>
            <text:p text:style-name="P3"><text:span text:style-name="T2">(Jean 18.1-1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4:57.530000000</dc:date>
    <meta:editing-duration>PT2H27M31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